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9.53mm" svg:height="100.98mm" svg:x="13.11mm" svg:y="56.26mm">
            <draw:object draw:notify-on-update-of-ranges="Sheet1.A1:Sheet1.A1 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3.302752293578" calcext:value-type="float">
            <text:p>63,30275229357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7.8899082568807" calcext:value-type="float">
            <text:p>67,889908256880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2.4770642201835" calcext:value-type="float">
            <text:p>72,477064220183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4.3119266055046" calcext:value-type="float">
            <text:p>74,311926605504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5.2293577981651" calcext:value-type="float">
            <text:p>75,229357798165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7.0642201834862" calcext:value-type="float">
            <text:p>77,064220183486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9.8165137614679" calcext:value-type="float">
            <text:p>79,816513761467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1.651376146789" calcext:value-type="float">
            <text:p>81,65137614678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3.4862385321101" calcext:value-type="float">
            <text:p>83,4862385321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5:22:06.397000000</meta:creation-date>
    <dc:date>2018-12-18T15:53:12.228000000</dc:date>
    <meta:editing-duration>PT10M4S</meta:editing-duration>
    <meta:editing-cycles>1</meta:editing-cycles>
    <meta:document-statistic meta:table-count="1" meta:cell-count="20" meta:object-count="1"/>
    <meta:generator>LibreOffice/6.0.5.2$Windows_x86 LibreOffice_project/54c8cbb85f300ac59db32fe8a675ff7683cd5a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954cm" svg:height="10.099cm" xlink:href=".." xlink:type="simple" chart:class="chart:scatter" chart:style-name="ch1">
        <chart:legend chart:legend-position="end" svg:x="15.155cm" svg:y="4.75cm" style:legend-expansion="high" chart:style-name="ch2"/>
        <chart:plot-area chart:style-name="ch3" table:cell-range-address="Sheet1.A1:Sheet1.B10" chart:data-source-has-labels="row" svg:x="1.144cm" svg:y="0.701cm" svg:width="13.602cm" svg:height="9.644cm">
          <chartooo:coordinate-region svg:x="1.765cm" svg:y="0.9cm" svg:width="12.98cm" svg:height="8.7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">
                <text:p>113</text:p>
                <draw:g>
                  <svg:desc>Sheet1.A2:Sheet1.A10</svg:desc>
                </draw:g>
              </table:table-cell>
              <table:table-cell office:value-type="float" office:value="63.302752293578">
                <text:p>63.302752293578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2">
                <text:p>222</text:p>
              </table:table-cell>
              <table:table-cell office:value-type="float" office:value="67.8899082568807">
                <text:p>67.8899082568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">
                <text:p>331</text:p>
              </table:table-cell>
              <table:table-cell office:value-type="float" office:value="72.4770642201835">
                <text:p>72.4770642201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">
                <text:p>440</text:p>
              </table:table-cell>
              <table:table-cell office:value-type="float" office:value="74.3119266055046">
                <text:p>74.3119266055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9">
                <text:p>549</text:p>
              </table:table-cell>
              <table:table-cell office:value-type="float" office:value="75.2293577981651">
                <text:p>75.2293577981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8">
                <text:p>658</text:p>
              </table:table-cell>
              <table:table-cell office:value-type="float" office:value="77.0642201834862">
                <text:p>77.0642201834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7">
                <text:p>767</text:p>
              </table:table-cell>
              <table:table-cell office:value-type="float" office:value="79.8165137614679">
                <text:p>79.8165137614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6">
                <text:p>876</text:p>
              </table:table-cell>
              <table:table-cell office:value-type="float" office:value="81.651376146789">
                <text:p>81.651376146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5">
                <text:p>985</text:p>
              </table:table-cell>
              <table:table-cell office:value-type="float" office:value="83.4862385321101">
                <text:p>83.4862385321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